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882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22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2" table:default-cell-style-name="Default"/>
        <table:table-column table:style-name="co1" table:default-cell-style-name="ce3"/>
        <table:table-row table:style-name="ro1" table:number-rows-repeated="4"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olutio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string">
            <text:p>Open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office:value-type="string">
            <text:p>In-Progress</text:p>
          </table:table-cell>
          <table:table-cell office:value-type="string">
            <text:p>Valid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string">
            <text:p>Resolved</text:p>
          </table:table-cell>
          <table:table-cell office:value-type="string">
            <text:p>Fixed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string">
            <text:p>Re-opened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office:value-type="string">
            <text:p>Duplicated</text:p>
          </table:table-cell>
          <table:table-cell table:number-columns-repeated="3"/>
          <table:table-cell table:style-name="Default"/>
        </table:table-row>
        <table:table-row table:style-name="ro2">
          <table:table-cell table:number-columns-repeated="3"/>
          <table:table-cell office:value-type="string">
            <text:p>Not A Bug</text:p>
          </table:table-cell>
          <table:table-cell office:value-type="string">
            <text:p>Wont Fix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Closed</text:p>
          </table:table-cell>
          <table:table-cell table:number-columns-repeated="3"/>
          <table:table-cell office:value-type="string">
            <text:p>Closed</text:p>
          </table:table-cell>
        </table:table-row>
        <table:table-row table:style-name="ro2">
          <table:table-cell table:number-columns-repeated="7"/>
          <table:table-cell office:value-type="string">
            <text:p>Open</text:p>
          </table:table-cell>
        </table:table-row>
        <table:table-row table:style-name="ro2">
          <table:table-cell table:number-columns-repeated="7"/>
          <table:table-cell office:value-type="string">
            <text:p>In progress</text:p>
          </table:table-cell>
        </table:table-row>
        <table:table-row table:style-name="ro2">
          <table:table-cell table:number-columns-repeated="7"/>
          <table:table-cell office:value-type="string">
            <text:p>Resolved</text:p>
          </table:table-cell>
        </table:table-row>
        <table:table-row table:style-name="ro2">
          <table:table-cell table:number-columns-repeated="7"/>
          <table:table-cell office:value-type="string">
            <text:p>re-opened</text:p>
          </table:table-cell>
        </table:table-row>
        <table:table-row table:style-name="ro2">
          <table:table-cell table:number-columns-repeated="7"/>
          <table:table-cell office:value-type="string">
            <text:p>Resolved</text:p>
          </table:table-cell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2"/>
          <table:table-cell office:value-type="string">
            <text:p>Duplicate</text:p>
          </table:table-cell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2"/>
          <table:table-cell office:value-type="string">
            <text:p>Valid </text:p>
          </table:table-cell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2"/>
          <table:table-cell office:value-type="string">
            <text:p>Invalid</text:p>
          </table:table-cell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2"/>
          <table:table-cell office:value-type="string">
            <text:p>Wont Fix</text:p>
          </table:table-cell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2"/>
          <table:table-cell office:value-type="string">
            <text:p>Works for me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B3:Sheet1.B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3/23/2015</text:date>, <text:time>10:3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0:23:29.53</meta:creation-date>
    <dc:date>2015-03-23T10:32:31.78</dc:date>
    <meta:editing-duration>PT9M2S</meta:editing-duration>
    <meta:editing-cycles>2</meta:editing-cycles>
    <meta:generator>LibreOffice/3.4$Win32 LibreOffice_project/340m1$Build-302</meta:generator>
    <meta:document-statistic meta:table-count="3" meta:cell-count="24" meta:object-count="0"/>
  </office:meta>
</office:document-meta>
</file>